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Filled_20_Green">
      <style:graphic-properties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2" style:family="graphic" style:parent-style-name="Filled_20_Green">
      <style:graphic-properties draw:textarea-horizontal-align="justify" draw:textarea-vertical-align="middle" draw:auto-grow-height="false" fo:min-height="0.635cm" fo:min-width="0.953cm" style:writing-mode="lr-tb" loext:decorative="false"/>
      <style:paragraph-properties style:writing-mode="lr-tb"/>
    </style:style>
    <style:style style:name="gr3" style:family="graphic" style:parent-style-name="Filled_20_Green">
      <style:graphic-properties draw:textarea-horizontal-align="justify" draw:textarea-vertical-align="middle" draw:auto-grow-height="false" fo:min-height="1.058cm" fo:min-width="1.112cm" style:writing-mode="lr-tb" loext:decorative="false"/>
      <style:paragraph-properties style:writing-mode="lr-tb"/>
    </style:style>
    <style:style style:name="gr4" style:family="graphic" style:parent-style-name="Simple_20_Conector">
      <style:graphic-properties draw:textarea-vertical-align="middle" loext:decorative="false"/>
    </style:style>
    <style:style style:name="gr5" style:family="graphic" style:parent-style-name="Simple_20_Conector">
      <style:graphic-properties draw:fill="none" draw:textarea-vertical-align="middl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Filled_20_Yellow">
      <style:graphic-properties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" style:family="graphic" style:parent-style-name="Filled_20_Yellow">
      <style:graphic-properties draw:textarea-horizontal-align="justify" draw:textarea-vertical-align="middle" draw:auto-grow-height="false" fo:min-height="0.635cm" fo:min-width="0.953cm" style:writing-mode="lr-tb" loext:decorative="false"/>
      <style:paragraph-properties style:writing-mode="lr-tb"/>
    </style:style>
    <style:style style:name="gr9" style:family="graphic" style:parent-style-name="Filled_20_Green">
      <style:graphic-properties draw:fill-gradient-name="Filled_20_Green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10" style:family="graphic" style:parent-style-name="Filled_20_Green">
      <style:graphic-properties draw:fill-gradient-name="Gradient_20_8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11" style:family="graphic" style:parent-style-name="Filled_20_Green">
      <style:graphic-properties draw:textarea-horizontal-align="justify" draw:textarea-vertical-align="middle" draw:auto-grow-height="false" fo:min-height="0.318cm" fo:min-width="0.476cm" style:writing-mode="lr-tb" loext:decorative="false"/>
      <style:paragraph-properties style:writing-mode="lr-tb"/>
    </style:style>
    <style:style style:name="gr12" style:family="graphic" style:parent-style-name="Filled_20_Green">
      <style:graphic-properties draw:fill-gradient-name="Gradient_20_6" draw:textarea-horizontal-align="justify" draw:textarea-vertical-align="middle" draw:auto-grow-height="false" fo:min-height="0.318cm" fo:min-width="0.476cm" style:writing-mode="lr-tb" loext:decorative="false"/>
      <style:paragraph-properties style:writing-mode="lr-tb"/>
    </style:style>
    <style:style style:name="gr13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1.017cm" fo:min-width="1.019cm" style:writing-mode="lr-tb" loext:decorative="false"/>
      <style:paragraph-properties style:writing-mode="lr-tb"/>
    </style:style>
    <style:style style:name="gr14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1.198cm" fo:min-width="1.258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ff0000" draw:marker-end="Arrowheads_20_1" draw:textarea-vertical-align="middle" loext:decorative="false"/>
    </style:style>
    <style:style style:name="gr16" style:family="graphic" style:parent-style-name="standard">
      <style:graphic-properties svg:stroke-color="#000000" draw:marker-end="Arrowheads_20_1" draw:fill="none" draw:textarea-vertical-align="middle" loext:decorative="false"/>
    </style:style>
    <style:style style:name="gr17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1.017cm" fo:min-width="1.017cm" style:writing-mode="lr-tb" loext:decorative="false"/>
      <style:paragraph-properties style:writing-mode="lr-tb"/>
    </style:style>
    <style:style style:name="gr18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1.018cm" fo:min-width="1.018cm" style:writing-mode="lr-tb" loext:decorative="false"/>
      <style:paragraph-properties style:writing-mode="lr-tb"/>
    </style:style>
    <style:style style:name="gr19" style:family="graphic" style:parent-style-name="Filled_20_Green">
      <style:graphic-properties svg:stroke-color="#000000" draw:marker-end="Arrowheads_20_1" draw:fill-gradient-name="Gradient_20_10" draw:textarea-horizontal-align="justify" draw:textarea-vertical-align="middle" draw:auto-grow-height="false" fo:min-height="0.359cm" fo:min-width="0.539cm" style:writing-mode="lr-tb" loext:decorative="false"/>
      <style:paragraph-properties style:writing-mode="lr-tb"/>
    </style:style>
    <style:style style:name="gr20" style:family="graphic" style:parent-style-name="Filled_20_Green">
      <style:graphic-properties svg:stroke-color="#000000" draw:marker-end="Arrowheads_20_1" draw:fill-gradient-name="Gradient_20_16" draw:textarea-horizontal-align="justify" draw:textarea-vertical-align="middle" draw:auto-grow-height="false" fo:min-height="0.359cm" fo:min-width="0.54cm" style:writing-mode="lr-tb" loext:decorative="false"/>
      <style:paragraph-properties style:writing-mode="lr-tb"/>
    </style:style>
    <style:style style:name="gr21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1.018cm" fo:min-width="1.017cm" style:writing-mode="lr-tb" loext:decorative="false"/>
      <style:paragraph-properties style:writing-mode="lr-tb"/>
    </style:style>
    <style:style style:name="gr22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0.359cm" fo:min-width="0.539cm" style:writing-mode="lr-tb" loext:decorative="false"/>
      <style:paragraph-properties style:writing-mode="lr-tb"/>
    </style:style>
    <style:style style:name="gr23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0.359cm" fo:min-width="0.54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0000" draw:marker-end="Arrowheads_20_1" draw:fill="none" draw:textarea-vertical-align="middle" loext:decorative="false"/>
    </style:style>
    <style:style style:name="gr2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8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marker-end="Arrowheads_20_100" draw:fill="none" draw:textarea-vertical-align="middle" loext:decorative="false"/>
    </style:style>
    <style:style style:name="gr30" style:family="graphic" style:parent-style-name="Filled_20_Green">
      <style:graphic-properties svg:stroke-color="#000000" draw:marker-end="Arrowheads_20_1" draw:fill-gradient-name="Filled_20_Green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31" style:family="graphic" style:parent-style-name="Filled_20_Green">
      <style:graphic-properties svg:stroke-color="#000000" draw:textarea-horizontal-align="justify" draw:textarea-vertical-align="middle" draw:auto-grow-height="false" fo:min-height="0.318cm" fo:min-width="0.476cm" style:writing-mode="lr-tb" loext:decorative="false"/>
      <style:paragraph-properties style:writing-mode="lr-tb"/>
    </style:style>
    <style:style style:name="gr32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0.318cm" fo:min-width="0.476cm" style:writing-mode="lr-tb" loext:decorative="false"/>
      <style:paragraph-properties style:writing-mode="lr-tb"/>
    </style:style>
    <style:style style:name="gr33" style:family="graphic" style:parent-style-name="Filled_20_Green">
      <style:graphic-properties draw:marker-end="Arrowheads_20_1" draw:fill-gradient-name="Gradient_20_8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34" style:family="graphic" style:parent-style-name="Filled_20_Green">
      <style:graphic-properties draw:marker-end="Arrowheads_20_1" draw:fill-gradient-name="Gradient_20_6" draw:textarea-horizontal-align="justify" draw:textarea-vertical-align="middle" draw:auto-grow-height="false" fo:min-height="0.318cm" fo:min-width="0.476cm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ff0000" draw:marker-start="" draw:marker-start-width="0.3cm" draw:marker-end="Arrowheads_20_7" draw:marker-end-width="0.3cm" svg:stroke-opacity="50%" draw:fill="none" draw:textarea-vertical-align="middle" loext:decorative="false"/>
    </style:style>
    <style:style style:name="gr36" style:family="graphic" style:parent-style-name="objectwithoutfill">
      <style:graphic-properties svg:stroke-color="#ff0000" draw:marker-end="Arrowheads_20_100" draw:marker-end-width="0.3cm" svg:stroke-opacity="50%" draw:fill="none" draw:textarea-vertical-align="middle" loext:decorative="false"/>
    </style:style>
    <style:style style:name="gr37" style:family="graphic" style:parent-style-name="objectwithoutfill">
      <style:graphic-properties svg:stroke-color="#000000" draw:marker-end="Arrowheads_20_100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tyle="italic" fo:font-weight="normal" style:font-style-asian="italic" style:font-style-complex="italic"/>
    </style:style>
    <style:style style:name="P2" style:family="paragraph">
      <style:paragraph-properties fo:text-align="center" style:writing-mode="lr-tb"/>
      <style:text-properties fo:font-style="italic" fo:font-weight="normal" style:font-style-asian="italic" style:font-style-complex="italic"/>
    </style:style>
    <style:style style:name="P3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style:paragraph-properties fo:text-align="center" style:writing-mode="lr-tb"/>
      <style:text-properties fo:font-weight="normal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  <style:text-properties fo:font-style="italic" style:text-underline-style="solid" style:text-underline-width="auto" style:text-underline-color="font-color" fo:font-weight="normal" style:font-style-asian="italic" style:font-style-complex="italic"/>
    </style:style>
    <style:style style:name="P11" style:family="paragraph">
      <style:paragraph-properties fo:text-align="center" style:writing-mode="lr-tb"/>
      <style:text-properties fo:font-style="italic" style:text-underline-style="solid" style:text-underline-width="auto" style:text-underline-color="font-color" fo:font-weight="normal" style:font-style-asian="italic" style:font-style-complex="italic"/>
    </style:style>
    <style:style style:name="P12" style:family="paragraph">
      <loext:graphic-properties draw:fill-gradient-name="Filled_20_Green"/>
      <style:paragraph-properties fo:text-align="center" style:writing-mode="lr-tb"/>
      <style:text-properties fo:font-style="italic" style:text-underline-style="solid" style:text-underline-width="auto" style:text-underline-color="font-color" fo:font-weight="normal" style:font-style-asian="italic" style:font-style-complex="italic"/>
    </style:style>
    <style:style style:name="P13" style:family="paragraph">
      <loext:graphic-properties draw:fill-gradient-name="Gradient_20_8"/>
      <style:paragraph-properties fo:text-align="center" style:writing-mode="lr-tb"/>
      <style:text-properties fo:font-style="italic" style:text-underline-style="solid" style:text-underline-width="auto" style:text-underline-color="font-color" fo:font-weight="normal" style:font-style-asian="italic" style:font-style-complex="italic"/>
    </style:style>
    <style:style style:name="P14" style:family="paragraph">
      <loext:graphic-properties draw:fill-gradient-name="Gradient_20_6"/>
      <style:paragraph-properties fo:text-align="center" style:writing-mode="lr-tb"/>
      <style:text-properties fo:font-style="italic" style:text-underline-style="solid" style:text-underline-width="auto" style:text-underline-color="font-color" fo:font-weight="normal" style:font-style-asian="italic" style:font-style-complex="italic"/>
    </style:style>
    <style:style style:name="P15" style:family="paragraph">
      <loext:graphic-properties draw:fill-gradient-name="Gradient_20_10"/>
      <style:paragraph-properties fo:text-align="center" style:writing-mode="lr-tb"/>
      <style:text-properties fo:font-style="italic" fo:font-weight="normal" style:font-style-asian="italic" style:font-style-complex="italic"/>
    </style:style>
    <style:style style:name="P16" style:family="paragraph">
      <loext:graphic-properties draw:fill-gradient-name="Gradient_20_16"/>
      <style:paragraph-properties fo:text-align="center" style:writing-mode="lr-tb"/>
      <style:text-properties fo:font-style="italic" fo:font-weight="normal" style:font-style-asian="italic" style:font-style-complex="italic"/>
    </style:style>
    <style:style style:name="P17" style:family="paragraph">
      <style:paragraph-properties fo:text-align="center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8" style:family="paragraph">
      <style:paragraph-properties fo:text-align="center" style:writing-mode="lr-tb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style:paragraph-properties fo:text-align="center"/>
      <style:text-properties fo:font-style="italic" style:text-underline-style="none" fo:font-weight="normal" style:font-style-asian="italic" style:font-style-complex="italic"/>
    </style:style>
    <style:style style:name="P21" style:family="paragraph">
      <loext:graphic-properties draw:fill-gradient-name="Filled_20_Green"/>
      <style:paragraph-properties fo:text-align="center" style:writing-mode="lr-tb"/>
      <style:text-properties fo:font-style="italic" style:text-underline-style="none" fo:font-weight="normal" style:font-style-asian="italic" style:font-style-complex="italic"/>
    </style:style>
    <style:style style:name="P22" style:family="paragraph">
      <loext:graphic-properties draw:fill-gradient-name="Gradient_20_8"/>
      <style:paragraph-properties fo:text-align="center" style:writing-mode="lr-tb"/>
      <style:text-properties fo:font-style="italic" style:text-underline-style="none" fo:font-weight="normal" style:font-style-asian="italic" style:font-style-complex="italic"/>
    </style:style>
    <style:style style:name="P23" style:family="paragraph">
      <loext:graphic-properties draw:fill-gradient-name="Gradient_20_6"/>
      <style:paragraph-properties fo:text-align="center" style:writing-mode="lr-tb"/>
      <style:text-properties fo:font-style="italic" style:text-underline-style="none" fo:font-weight="normal" style:font-style-asian="italic" style:font-style-complex="italic"/>
    </style:style>
    <style:style style:name="T1" style:family="text">
      <style:text-properties fo:font-style="italic" fo:font-weight="normal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81cm" svg:y="2.27cm">
          <text:p text:style-name="P1"><text:span text:style-name="T1">h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905cm" svg:height="1.905cm" svg:x="3.222cm" svg:y="4.175cm">
          <text:p text:style-name="P1"><text:span text:style-name="T1">h+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3" draw:id="id3" draw:layer="layout" svg:width="2.223cm" svg:height="3.175cm" svg:x="5.445cm" svg:y="4.175cm">
          <text:p text:style-name="P3"><text:span text:style-name="T2">h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type="line" svg:x1="4.996cm" svg:y1="3.354cm" svg:x2="4.175cm" svg:y2="4.175cm" draw:start-shape="id1" draw:start-glue-point="7" draw:end-shape="id2" draw:end-glue-point="4" svg:d="M4996 3354l-821 821" svg:viewBox="0 0 822 822">
          <text:p/>
        </draw:connector>
        <draw:connector draw:style-name="gr5" draw:text-style-name="P6" draw:layer="layout" draw:type="line" svg:x1="5.894cm" svg:y1="3.354cm" svg:x2="6.557cm" svg:y2="4.175cm" draw:start-shape="id1" draw:start-glue-point="9" draw:end-shape="id3" draw:end-glue-point="4" svg:d="M5894 3354l663 821" svg:viewBox="0 0 664 822">
          <text:p/>
        </draw:connector>
        <draw:g draw:style-name="gr6">
          <draw:custom-shape draw:style-name="gr7" draw:text-style-name="P2" xml:id="id4" draw:id="id4" draw:layer="layout" svg:width="1.27cm" svg:height="1.27cm" svg:x="21.638cm" svg:y="3.222cm">
            <text:p text:style-name="P1"><text:span text:style-name="T1">h+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5" draw:id="id5" draw:layer="layout" svg:width="1.905cm" svg:height="1.905cm" svg:x="20.05cm" svg:y="5.127cm">
            <text:p text:style-name="P7"><text:span text:style-name="T3">h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9" xml:id="id6" draw:id="id6" draw:layer="layout" svg:width="1.905cm" svg:height="1.905cm" svg:x="22.59cm" svg:y="5.127cm">
            <text:p text:style-name="P5">h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5" draw:layer="layout" draw:type="line" svg:x1="21.824cm" svg:y1="4.306cm" svg:x2="21.003cm" svg:y2="5.127cm" draw:start-shape="id4" draw:start-glue-point="7" draw:end-shape="id5" draw:end-glue-point="4" svg:d="M21824 4306l-821 821" svg:viewBox="0 0 822 822">
            <text:p/>
          </draw:connector>
          <draw:connector draw:style-name="gr4" draw:text-style-name="P5" draw:layer="layout" draw:type="line" svg:x1="22.722cm" svg:y1="4.306cm" svg:x2="23.543cm" svg:y2="5.127cm" draw:start-shape="id4" draw:start-glue-point="9" draw:end-shape="id6" draw:end-glue-point="4" svg:d="M22722 4306l821 821" svg:viewBox="0 0 822 822">
            <text:p/>
          </draw:connector>
        </draw:g>
        <draw:custom-shape draw:style-name="gr1" draw:text-style-name="P11" xml:id="id7" draw:id="id7" draw:layer="layout" svg:width="1.27cm" svg:height="1.27cm" svg:x="13.7cm" svg:y="3.222cm">
          <text:p text:style-name="P10"><text:span text:style-name="T4">h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223cm" svg:height="3.175cm" svg:x="14.969cm" svg:y="4.81cm">
          <text:p text:style-name="P3"><text:span text:style-name="T2">h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type="line" svg:x1="13.886cm" svg:y1="4.306cm" svg:x2="13.065cm" svg:y2="1.952cm" draw:start-shape="id7" draw:start-glue-point="7" draw:end-shape="id8" draw:end-glue-point="4" svg:d="M13886 4306l-821-2354" svg:viewBox="0 0 822 2355">
          <text:p/>
        </draw:connector>
        <draw:connector draw:style-name="gr5" draw:text-style-name="P6" draw:layer="layout" draw:type="line" svg:x1="14.784cm" svg:y1="4.306cm" svg:x2="16.081cm" svg:y2="4.81cm" draw:start-shape="id7" draw:start-glue-point="9" draw:end-shape="id9" draw:end-glue-point="4" svg:d="M14784 4306l1297 504" svg:viewBox="0 0 1298 505">
          <text:p/>
        </draw:connector>
        <draw:custom-shape draw:style-name="gr1" draw:text-style-name="P11" xml:id="id8" draw:id="id8" draw:layer="layout" svg:width="1.27cm" svg:height="1.27cm" svg:x="12.43cm" svg:y="1.952cm">
          <text:p text:style-name="P10"><text:span text:style-name="T4">h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0" draw:id="id10" draw:layer="layout" svg:width="1.27cm" svg:height="1.27cm" svg:x="11.16cm" svg:y="3.222cm">
          <text:p text:style-name="P10"><text:span text:style-name="T4">h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1" draw:id="id11" draw:layer="layout" svg:width="1.27cm" svg:height="1.27cm" svg:x="12.747cm" svg:y="4.81cm">
          <text:p text:style-name="P10"><text:span text:style-name="T4">h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2.616cm" svg:y1="3.036cm" svg:x2="11.795cm" svg:y2="3.222cm" draw:start-shape="id8" draw:start-glue-point="7" draw:end-shape="id10" draw:end-glue-point="4" svg:d="M12616 3036l-821 186" svg:viewBox="0 0 822 187">
          <text:p/>
        </draw:connector>
        <draw:connector draw:style-name="gr5" draw:text-style-name="P6" draw:layer="layout" draw:type="line" svg:x1="13.514cm" svg:y1="3.036cm" svg:x2="13.382cm" svg:y2="4.81cm" draw:start-shape="id8" draw:start-glue-point="9" draw:end-shape="id11" draw:end-glue-point="4" svg:d="M13514 3036l-132 1774" svg:viewBox="0 0 133 1775">
          <text:p/>
        </draw:connector>
        <draw:custom-shape draw:style-name="gr11" draw:text-style-name="P11" xml:id="id12" draw:id="id12" draw:layer="layout" svg:width="0.952cm" svg:height="0.952cm" svg:x="8.937cm" svg:y="7.985cm">
          <text:p text:style-name="P10"><text:span text:style-name="T4">h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xml:id="id13" draw:id="id13" draw:layer="layout" svg:width="0.952cm" svg:height="0.952cm" svg:x="9.89cm" svg:y="7.985cm">
          <text:p text:style-name="P10"><text:span text:style-name="T4">h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4" xml:id="id14" draw:id="id14" draw:layer="layout" svg:width="0.952cm" svg:height="0.952cm" svg:x="12.43cm" svg:y="6.715cm">
          <text:p text:style-name="P10"><text:span text:style-name="T4">h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4" xml:id="id15" draw:id="id15" draw:layer="layout" svg:width="0.952cm" svg:height="0.952cm" svg:x="13.7cm" svg:y="6.715cm">
          <text:p text:style-name="P10"><text:span text:style-name="T4">h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6" draw:layer="layout" draw:type="line" svg:x1="11.795cm" svg:y1="4.492cm" svg:x2="9.413cm" svg:y2="7.985cm" draw:start-shape="id10" draw:start-glue-point="8" draw:end-shape="id12" draw:end-glue-point="4" svg:d="M11795 4492l-2382 3493" svg:viewBox="0 0 2383 3494">
          <text:p/>
        </draw:connector>
        <draw:connector draw:style-name="gr5" draw:text-style-name="P6" draw:layer="layout" draw:type="line" svg:x1="11.795cm" svg:y1="4.492cm" svg:x2="10.366cm" svg:y2="7.985cm" draw:start-shape="id10" draw:start-glue-point="8" draw:end-shape="id13" draw:end-glue-point="4" svg:d="M11795 4492l-1429 3493" svg:viewBox="0 0 1430 3494">
          <text:p/>
        </draw:connector>
        <draw:connector draw:style-name="gr5" draw:text-style-name="P6" draw:layer="layout" draw:type="line" svg:x1="13.382cm" svg:y1="6.08cm" svg:x2="12.906cm" svg:y2="6.715cm" draw:start-shape="id11" draw:start-glue-point="8" draw:end-shape="id14" draw:end-glue-point="4" svg:d="M13382 6080l-476 635" svg:viewBox="0 0 477 636">
          <text:p/>
        </draw:connector>
        <draw:connector draw:style-name="gr5" draw:text-style-name="P6" draw:layer="layout" draw:type="line" svg:x1="13.382cm" svg:y1="6.08cm" svg:x2="14.176cm" svg:y2="6.715cm" draw:start-shape="id11" draw:start-glue-point="8" draw:end-shape="id15" draw:end-glue-point="4" svg:d="M13382 6080l794 635" svg:viewBox="0 0 795 636">
          <text:p/>
        </draw:connector>
        <draw:custom-shape draw:style-name="gr13" draw:text-style-name="P2" xml:id="id16" draw:id="id16" draw:layer="layout" svg:width="1.439cm" svg:height="1.437cm" svg:x="7.181cm" svg:y="11.16cm">
          <text:p text:style-name="P1"><text:span text:style-name="T1">h+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2.516cm" svg:height="3.594cm" svg:x="8.302cm" svg:y="12.646cm">
          <text:p text:style-name="P3"><text:span text:style-name="T2">h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5" draw:layer="layout" draw:type="line" svg:x1="7.391cm" svg:y1="12.387cm" svg:x2="4.576cm" svg:y2="10.842cm" draw:start-shape="id16" draw:start-glue-point="7" draw:end-shape="id17" draw:end-glue-point="4" svg:d="M7391 12387l-2815-1545" svg:viewBox="0 0 2816 1546">
          <text:p/>
        </draw:connector>
        <draw:connector draw:style-name="gr16" draw:text-style-name="P6" draw:layer="layout" draw:type="line" svg:x1="8.41cm" svg:y1="12.387cm" svg:x2="9.56cm" svg:y2="12.646cm" draw:start-shape="id16" draw:start-glue-point="9" draw:end-shape="id18" draw:end-glue-point="4" svg:d="M8410 12387l1150 259" svg:viewBox="0 0 1151 260">
          <text:p/>
        </draw:connector>
        <draw:custom-shape draw:style-name="gr17" draw:text-style-name="P2" xml:id="id17" draw:id="id17" draw:layer="layout" svg:width="1.437cm" svg:height="1.437cm" svg:x="3.857cm" svg:y="10.842cm">
          <text:p text:style-name="P1"><text:span text:style-name="T1">h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438cm" svg:height="1.438cm" svg:x="5.445cm" svg:y="9.087cm">
          <text:p text:style-name="P1"><text:span text:style-name="T1">h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4.067cm" svg:y1="12.069cm" svg:x2="3.098cm" svg:y2="12.43cm" draw:start-shape="id17" draw:start-glue-point="7" draw:end-shape="id19" draw:end-glue-point="4" svg:d="M4067 12069l-969 361" svg:viewBox="0 0 970 362">
          <text:p/>
        </draw:connector>
        <draw:custom-shape draw:style-name="gr19" draw:text-style-name="P15" xml:id="id24" draw:id="id24" draw:layer="layout" svg:width="1.077cm" svg:height="1.077cm" svg:x="4.685cm" svg:y="12.747cm">
          <text:p text:style-name="P1"><text:span text:style-name="T1"/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6" xml:id="id23" draw:id="id23" draw:layer="layout" svg:width="1.079cm" svg:height="1.077cm" svg:x="6.397cm" svg:y="12.747cm">
          <text:p text:style-name="P1"><text:span text:style-name="T1"/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6">
          <draw:custom-shape draw:style-name="gr21" draw:text-style-name="P2" xml:id="id19" draw:id="id19" draw:layer="layout" svg:width="1.437cm" svg:height="1.438cm" svg:x="2.379cm" svg:y="12.4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xml:id="id20" draw:id="id20" draw:layer="layout" svg:width="1.077cm" svg:height="1.077cm" svg:x="2.019cm" svg:y="14.228cm">
            <text:p text:style-name="P1"><text:span text:style-name="T1"/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xml:id="id21" draw:id="id21" draw:layer="layout" svg:width="1.078cm" svg:height="1.077cm" svg:x="3.097cm" svg:y="14.228cm">
            <text:p text:style-name="P1"><text:span text:style-name="T1"/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6" draw:text-style-name="P6" draw:layer="layout" draw:type="line" svg:x1="3.098cm" svg:y1="13.868cm" svg:x2="2.558cm" svg:y2="14.228cm" draw:start-shape="id19" draw:start-glue-point="8" draw:end-shape="id20" draw:end-glue-point="4" svg:d="M3098 13868l-540 360" svg:viewBox="0 0 541 361">
            <text:p/>
          </draw:connector>
          <draw:connector draw:style-name="gr16" draw:text-style-name="P6" draw:layer="layout" draw:type="line" svg:x1="3.098cm" svg:y1="13.868cm" svg:x2="3.636cm" svg:y2="14.228cm" draw:start-shape="id19" draw:start-glue-point="8" draw:end-shape="id21" draw:end-glue-point="4" svg:d="M3098 13868l538 360" svg:viewBox="0 0 539 361">
            <text:p/>
          </draw:connector>
        </draw:g>
        <draw:connector draw:style-name="gr24" draw:text-style-name="P6" draw:layer="layout" draw:type="line" svg:x1="6.164cm" svg:y1="10.525cm" svg:x2="6.937cm" svg:y2="12.747cm" draw:start-shape="id22" draw:start-glue-point="8" draw:end-shape="id23" draw:end-glue-point="4" svg:d="M6164 10525l773 2222" svg:viewBox="0 0 774 2223">
          <text:p/>
        </draw:connector>
        <draw:connector draw:style-name="gr5" draw:text-style-name="P6" draw:layer="layout" draw:type="line" svg:x1="5.084cm" svg:y1="12.069cm" svg:x2="5.224cm" svg:y2="12.747cm" draw:start-shape="id17" draw:start-glue-point="9" draw:end-shape="id24" draw:end-glue-point="4" svg:d="M5084 12069l140 678" svg:viewBox="0 0 141 679">
          <text:p/>
        </draw:connector>
        <draw:connector draw:style-name="gr25" draw:text-style-name="P6" draw:layer="layout" draw:type="line" svg:x1="5.655cm" svg:y1="10.315cm" svg:x2="4.576cm" svg:y2="10.842cm" draw:start-shape="id22" draw:start-glue-point="7" draw:end-shape="id17" draw:end-glue-point="4" svg:d="M5655 10315l-1079 527" svg:viewBox="0 0 1080 528">
          <text:p/>
        </draw:connector>
        <draw:connector draw:style-name="gr26" draw:text-style-name="P6" draw:layer="layout" draw:type="line" svg:x1="6.673cm" svg:y1="10.315cm" svg:x2="7.901cm" svg:y2="11.16cm" draw:start-shape="id22" draw:start-glue-point="9" draw:end-shape="id16" draw:end-glue-point="4" svg:d="M6673 10315l1228 845" svg:viewBox="0 0 1229 846">
          <text:p/>
        </draw:connector>
        <draw:connector draw:style-name="gr27" draw:text-style-name="P6" draw:layer="layout" draw:type="line" svg:x1="7.391cm" svg:y1="12.387cm" svg:x2="6.937cm" svg:y2="12.747cm" draw:start-shape="id16" draw:start-glue-point="7" draw:end-shape="id23" draw:end-glue-point="4" svg:d="M7391 12387l-454 360" svg:viewBox="0 0 455 361">
          <text:p/>
        </draw:connector>
      </draw:page>
      <draw:page draw:name="page2" draw:style-name="dp1" draw:master-page-name="Default">
        <draw:custom-shape draw:style-name="gr28" draw:text-style-name="P11" xml:id="id25" draw:id="id25" draw:layer="layout" svg:width="1.27cm" svg:height="1.27cm" svg:x="10.842cm" svg:y="5.762cm">
          <text:p text:style-name="P10"><text:span text:style-name="T4">h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xml:id="id26" draw:id="id26" draw:layer="layout" svg:width="2.223cm" svg:height="3.175cm" svg:x="12.111cm" svg:y="7.667cm">
          <text:p text:style-name="P17"><text:span text:style-name="T5">h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19" draw:layer="layout" draw:type="line" svg:x1="11.926cm" svg:y1="6.846cm" svg:x2="13.223cm" svg:y2="7.667cm" draw:start-shape="id25" draw:start-glue-point="9" draw:end-shape="id26" draw:end-glue-point="4" svg:d="M11926 6846l1297 821" svg:viewBox="0 0 1298 822">
          <text:p/>
        </draw:connector>
        <draw:custom-shape draw:style-name="gr28" draw:text-style-name="P11" xml:id="id27" draw:id="id27" draw:layer="layout" svg:width="1.27cm" svg:height="1.27cm" svg:x="8.302cm" svg:y="4.175cm">
          <text:p text:style-name="P10"><text:span text:style-name="T4">h+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xml:id="id28" draw:id="id28" draw:layer="layout" svg:width="1.27cm" svg:height="1.27cm" svg:x="5.762cm" svg:y="5.762cm">
          <text:p text:style-name="P20"><text:span text:style-name="T6">h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9" draw:layer="layout" draw:type="line" svg:x1="8.488cm" svg:y1="5.259cm" svg:x2="6.397cm" svg:y2="5.762cm" draw:start-shape="id27" draw:start-glue-point="7" draw:end-shape="id28" draw:end-glue-point="4" svg:d="M8488 5259l-2091 503" svg:viewBox="0 0 2092 504">
          <text:p/>
        </draw:connector>
        <draw:custom-shape draw:style-name="gr31" draw:text-style-name="P11" xml:id="id29" draw:id="id29" draw:layer="layout" svg:width="0.952cm" svg:height="0.952cm" svg:x="5.127cm" svg:y="7.98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1" xml:id="id30" draw:id="id30" draw:layer="layout" svg:width="0.952cm" svg:height="0.952cm" svg:x="6.715cm" svg:y="7.98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6" xml:id="id34" draw:id="id34">
          <draw:custom-shape draw:style-name="gr33" draw:text-style-name="P22" xml:id="id31" draw:id="id31" draw:layer="layout" svg:width="1.27cm" svg:height="1.27cm" svg:x="8.936cm" svg:y="7.685cm">
            <text:p text:style-name="P20"><text:span text:style-name="T6">h+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3" xml:id="id32" draw:id="id32" draw:layer="layout" svg:width="0.952cm" svg:height="0.952cm" svg:x="8.302cm" svg:y="9.5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4" draw:text-style-name="P23" xml:id="id33" draw:id="id33" draw:layer="layout" svg:width="0.952cm" svg:height="0.952cm" svg:x="9.889cm" svg:y="9.5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6" draw:text-style-name="P19" draw:layer="layout" draw:type="line" svg:x1="6.397cm" svg:y1="7.032cm" svg:x2="5.603cm" svg:y2="7.985cm" draw:start-shape="id28" draw:start-glue-point="8" draw:end-shape="id29" draw:end-glue-point="4" svg:d="M6397 7032l-794 953" svg:viewBox="0 0 795 954">
          <text:p/>
        </draw:connector>
        <draw:connector draw:style-name="gr16" draw:text-style-name="P19" draw:layer="layout" draw:type="line" svg:x1="6.397cm" svg:y1="7.032cm" svg:x2="7.191cm" svg:y2="7.985cm" draw:start-shape="id28" draw:start-glue-point="8" draw:end-shape="id30" draw:end-glue-point="4" svg:d="M6397 7032l794 953" svg:viewBox="0 0 795 954">
          <text:p/>
        </draw:connector>
        <draw:connector draw:style-name="gr16" draw:text-style-name="P19" draw:layer="layout" draw:type="line" svg:x1="9.571cm" svg:y1="8.955cm" svg:x2="8.778cm" svg:y2="9.59cm" draw:start-shape="id31" draw:start-glue-point="8" draw:end-shape="id32" draw:end-glue-point="4" svg:d="M9571 8955l-793 635" svg:viewBox="0 0 794 636">
          <text:p/>
        </draw:connector>
        <draw:connector draw:style-name="gr16" draw:text-style-name="P19" draw:layer="layout" draw:type="line" svg:x1="9.571cm" svg:y1="8.955cm" svg:x2="10.365cm" svg:y2="9.59cm" draw:start-shape="id31" draw:start-glue-point="8" draw:end-shape="id33" draw:end-glue-point="4" svg:d="M9571 8955l794 635" svg:viewBox="0 0 795 636">
          <text:p/>
        </draw:connector>
        <draw:connector draw:style-name="gr16" draw:text-style-name="P19" draw:layer="layout" draw:type="line" svg:x1="9.386cm" svg:y1="5.259cm" svg:x2="11.477cm" svg:y2="5.762cm" draw:start-shape="id27" draw:start-glue-point="9" draw:end-shape="id25" draw:end-glue-point="4" svg:d="M9386 5259l2091 503" svg:viewBox="0 0 2092 504">
          <text:p/>
        </draw:connector>
        <draw:connector draw:style-name="gr35" draw:text-style-name="P6" draw:layer="layout" draw:type="curve" draw:line-skew="-0.322cm" svg:x1="9.386cm" svg:y1="5.259cm" svg:x2="9.571cm" svg:y2="7.685cm" draw:start-shape="id27" draw:start-glue-point="9" draw:end-shape="id34" draw:end-glue-point="0" svg:d="M9386 5259c0 1477 185 265 185 2426" svg:viewBox="0 0 186 2427">
          <text:p/>
        </draw:connector>
        <draw:connector draw:style-name="gr36" draw:text-style-name="P6" draw:layer="layout" draw:type="curve" svg:x1="11.028cm" svg:y1="6.846cm" svg:x2="8.937cm" svg:y2="5.445cm" draw:start-shape="id25" draw:start-glue-point="7" draw:end-shape="id27" draw:end-glue-point="8" svg:d="M11028 6846c-1394 0-2091-467-2091-1401" svg:viewBox="0 0 2092 1402">
          <text:p/>
        </draw:connector>
        <draw:connector draw:style-name="gr37" draw:text-style-name="P6" draw:layer="layout" draw:type="line" svg:x1="11.028cm" svg:y1="6.846cm" svg:x2="9.571cm" svg:y2="7.685cm" draw:start-shape="id25" draw:start-glue-point="7" draw:end-shape="id34" draw:end-glue-point="0" svg:d="M11028 6846l-1457 839" svg:viewBox="0 0 1458 84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2a6099" draw:end-color="#729fcf" draw:start-intensity="100%" draw:end-intensity="100%" draw:angle="30deg" draw:border="0%">
      <loext:gradient-stop svg:offset="0" loext:color-type="rgb" loext:color-value="#2a6099"/>
      <loext:gradient-stop svg:offset="1" loext:color-type="rgb" loext:color-value="#729fcf"/>
    </draw:gradient>
    <draw:gradient draw:name="Gradient_20_16" draw:display-name="Gradient 16" draw:style="linear" draw:start-color="#f10d0c" draw:end-color="#ffa6a6" draw:start-intensity="100%" draw:end-intensity="100%" draw:angle="30deg" draw:border="0%">
      <loext:gradient-stop svg:offset="0" loext:color-type="rgb" loext:color-value="#f10d0c"/>
      <loext:gradient-stop svg:offset="1" loext:color-type="rgb" loext:color-value="#ffa6a6"/>
    </draw:gradient>
    <draw:gradient draw:name="Gradient_20_6" draw:display-name="Gradient 6" draw:style="linear" draw:start-color="#2a6099" draw:end-color="#729fcf" draw:start-intensity="100%" draw:end-intensity="100%" draw:angle="30deg" draw:border="0%">
      <loext:gradient-stop svg:offset="0" loext:color-type="rgb" loext:color-value="#2a6099"/>
      <loext:gradient-stop svg:offset="1" loext:color-type="rgb" loext:color-value="#729fcf"/>
    </draw:gradient>
    <draw:gradient draw:name="Gradient_20_8" draw:display-name="Gradient 8" draw:style="linear" draw:start-color="#2a6099" draw:end-color="#b4c7dc" draw:start-intensity="100%" draw:end-intensity="100%" draw:angle="30deg" draw:border="0%">
      <loext:gradient-stop svg:offset="0" loext:color-type="rgb" loext:color-value="#2a6099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100" draw:display-name="Arrowheads 100" svg:viewBox="0 7 20 13" svg:d="M0 20l10-13 10 13z"/>
    <draw:marker draw:name="Arrowheads_20_101" draw:display-name="Arrowheads 10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imple_20_Conector" style:display-name="Simple Conector" style:family="graphic">
      <style:graphic-properties svg:stroke-width="0.051cm" svg:stroke-color="#000000" draw:marker-start-width="0.127cm" draw:marker-end="Arrowheads_20_1" draw:marker-end-width="0.229cm"/>
    </style:style>
  </office:styles>
  <office:automatic-styles>
    <style:page-layout style:name="PM0">
      <style:page-layout-properties fo:margin-top="1cm" fo:margin-bottom="1cm" fo:margin-left="1cm" fo:margin-right="1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8:24:47.773568112</meta:creation-date>
    <meta:editing-duration>PT19M26S</meta:editing-duration>
    <meta:editing-cycles>3</meta:editing-cycles>
    <meta:generator>LibreOffice/24.8.2.1$Linux_X86_64 LibreOffice_project/480$Build-1</meta:generator>
    <dc:date>2024-10-15T10:28:51.733405286</dc:date>
    <meta:document-statistic meta:object-count="68"/>
  </office:meta>
</office:document-meta>
</file>